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lareParentsDelegateRefTests.introductionDele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clareParentsDelegateRefTests.introductionWasMa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eParentsDelegateRef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clareParentsDelegateRef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